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Default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6H30M00S" calcext:value-type="time">
            <text:p>16:30:00</text:p>
          </table:table-cell>
          <table:table-cell table:style-name="ce30" office:value-type="string" calcext:value-type="string">
            <text:p>Date Recorded 19/02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8.avi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2"/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formula="of:=([.A8] - [.$A$7])+([.B8]/60)" office:value-type="float" office:value="1.08333333333333" calcext:value-type="float">
            <text:p>1.08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553.846153846154" calcext:value-type="float">
            <text:p>553.85</text:p>
          </table:table-cell>
          <table:table-cell/>
          <table:table-cell table:formula="of:=[.D8]*(60/[.C8])" office:value-type="float" office:value="553.846153846154" calcext:value-type="float">
            <text:p>554</text:p>
          </table:table-cell>
          <table:table-cell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table-cell table:formula="of:=([.A9] - [.$A$7])+([.B9]/60)" office:value-type="float" office:value="2.43333333333333" calcext:value-type="float">
            <text:p>2.43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444.444444444444" calcext:value-type="float">
            <text:p>444.44</text:p>
          </table:table-cell>
          <table:table-cell/>
          <table:table-cell table:formula="of:=[.D9]*(60/[.C9])" office:value-type="float" office:value="493.150684931507" calcext:value-type="float">
            <text:p>4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([.A10] - [.$A$7])+([.B10]/60)" office:value-type="float" office:value="3.4" calcext:value-type="float">
            <text:p>3.40</text:p>
          </table:table-cell>
          <table:table-cell table:style-name="ce23"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620.689655172414" calcext:value-type="float">
            <text:p>620.69</text:p>
          </table:table-cell>
          <table:table-cell/>
          <table:table-cell table:formula="of:=[.D10]*(60/[.C10])" office:value-type="float" office:value="529.411764705882" calcext:value-type="float">
            <text:p>5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([.A11] - [.$A$7])+([.B11]/60)" office:value-type="float" office:value="4.4" calcext:value-type="float">
            <text:p>4.40</text:p>
          </table:table-cell>
          <table:table-cell table:style-name="ce23"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600" calcext:value-type="float">
            <text:p>600.00</text:p>
          </table:table-cell>
          <table:table-cell/>
          <table:table-cell table:formula="of:=[.D11]*(60/[.C11])" office:value-type="float" office:value="545.454545454545" calcext:value-type="float">
            <text:p>5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A12] - [.$A$7])+([.B12]/60)" office:value-type="float" office:value="5.11666666666667" calcext:value-type="float">
            <text:p>5.12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837.209302325582" calcext:value-type="float">
            <text:p>837.21</text:p>
          </table:table-cell>
          <table:table-cell/>
          <table:table-cell table:formula="of:=[.D12]*(60/[.C12])" office:value-type="float" office:value="586.319218241042" calcext:value-type="float">
            <text:p>5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([.A13] - [.$A$7])+([.B13]/60)" office:value-type="float" office:value="6.73333333333333" calcext:value-type="float">
            <text:p>6.73</text:p>
          </table:table-cell>
          <table:table-cell table:style-name="ce23"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371.134020618557" calcext:value-type="float">
            <text:p>371.13</text:p>
          </table:table-cell>
          <table:table-cell/>
          <table:table-cell table:formula="of:=[.D13]*(60/[.C13])" office:value-type="float" office:value="534.653465346535" calcext:value-type="float">
            <text:p>5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([.A14] - [.$A$7])+([.B14]/60)" office:value-type="float" office:value="7.71666666666667" calcext:value-type="float">
            <text:p>7.72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610.169491525424" calcext:value-type="float">
            <text:p>610.17</text:p>
          </table:table-cell>
          <table:table-cell/>
          <table:table-cell table:formula="of:=[.D14]*(60/[.C14])" office:value-type="float" office:value="544.276457883369" calcext:value-type="float">
            <text:p>5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[.A15] - [.$A$7])+([.B15]/60)" office:value-type="float" office:value="9.03333333333333" calcext:value-type="float">
            <text:p>9.03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455.696202531646" calcext:value-type="float">
            <text:p>455.70</text:p>
          </table:table-cell>
          <table:table-cell/>
          <table:table-cell table:formula="of:=[.D15]*(60/[.C15])" office:value-type="float" office:value="531.365313653136" calcext:value-type="float">
            <text:p>5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([.A16] - [.$A$7])+([.B16]/60)" office:value-type="float" office:value="10.0333333333333" calcext:value-type="float">
            <text:p>10.03</text:p>
          </table:table-cell>
          <table:table-cell table:style-name="ce23"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600" calcext:value-type="float">
            <text:p>600.00</text:p>
          </table:table-cell>
          <table:table-cell/>
          <table:table-cell table:formula="of:=[.D16]*(60/[.C16])" office:value-type="float" office:value="538.205980066445" calcext:value-type="float">
            <text:p>5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.A17] - [.$A$7])+([.B17]/60)" office:value-type="float" office:value="11.3" calcext:value-type="float">
            <text:p>11.30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473.684210526316" calcext:value-type="float">
            <text:p>473.68</text:p>
          </table:table-cell>
          <table:table-cell table:formula="of:=AVERAGE([.F8:.$F17])" office:value-type="float" office:value="556.687348099054" calcext:value-type="float">
            <text:p>556.69</text:p>
          </table:table-cell>
          <table:table-cell table:formula="of:=[.D17]*(60/[.C17])" office:value-type="float" office:value="530.973451327434" calcext:value-type="float">
            <text:p>5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([.A18] - [.$A$7])+([.B18]/60)" office:value-type="float" office:value="13.5333333333333" calcext:value-type="float">
            <text:p>13.53</text:p>
          </table:table-cell>
          <table:table-cell table:style-name="ce23"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268.656716417911" calcext:value-type="float">
            <text:p>268.66</text:p>
          </table:table-cell>
          <table:table-cell table:formula="of:=AVERAGE([.F9:.$F18])" office:value-type="float" office:value="528.168404356229" calcext:value-type="float">
            <text:p>528.17</text:p>
          </table:table-cell>
          <table:table-cell table:formula="of:=[.D18]*(60/[.C18])" office:value-type="float" office:value="487.68472906404" calcext:value-type="float">
            <text:p>4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([.A19] - [.$A$7])+([.B19]/60)" office:value-type="float" office:value="15.0666666666667" calcext:value-type="float">
            <text:p>15.07</text:p>
          </table:table-cell>
          <table:table-cell table:style-name="ce23"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391.304347826087" calcext:value-type="float">
            <text:p>391.30</text:p>
          </table:table-cell>
          <table:table-cell table:formula="of:=AVERAGE([.F10:.$F19])" office:value-type="float" office:value="522.854394694394" calcext:value-type="float">
            <text:p>522.85</text:p>
          </table:table-cell>
          <table:table-cell table:formula="of:=[.D19]*(60/[.C19])" office:value-type="float" office:value="477.87610619469" calcext:value-type="float">
            <text:p>4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([.A20] - [.$A$7])+([.B20]/60)" office:value-type="float" office:value="15.7333333333333" calcext:value-type="float">
            <text:p>15.73</text:p>
          </table:table-cell>
          <table:table-cell table:style-name="ce23"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900.000000000001" calcext:value-type="float">
            <text:p>900.00</text:p>
          </table:table-cell>
          <table:table-cell table:formula="of:=AVERAGE([.F11:.$F20])" office:value-type="float" office:value="550.785429177152" calcext:value-type="float">
            <text:p>550.79</text:p>
          </table:table-cell>
          <table:table-cell table:formula="of:=[.D20]*(60/[.C20])" office:value-type="float" office:value="495.762711864407" calcext:value-type="float">
            <text:p>4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([.A21] - [.$A$7])+([.B21]/60)" office:value-type="float" office:value="17.2166666666667" calcext:value-type="float">
            <text:p>17.22</text:p>
          </table:table-cell>
          <table:table-cell table:style-name="ce23"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404.494382022472" calcext:value-type="float">
            <text:p>404.49</text:p>
          </table:table-cell>
          <table:table-cell table:formula="of:=AVERAGE([.F12:.$F21])" office:value-type="float" office:value="531.234867379399" calcext:value-type="float">
            <text:p>531.23</text:p>
          </table:table-cell>
          <table:table-cell table:formula="of:=[.D21]*(60/[.C21])" office:value-type="float" office:value="487.899322362052" calcext:value-type="float">
            <text:p>4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([.A22] - [.$A$7])+([.B22]/60)" office:value-type="float" office:value="17.7166666666667" calcext:value-type="float">
            <text:p>17.72</text:p>
          </table:table-cell>
          <table:table-cell table:style-name="ce23"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1200" calcext:value-type="float">
            <text:p>1200.00</text:p>
          </table:table-cell>
          <table:table-cell table:formula="of:=AVERAGE([.F13:.$F22])" office:value-type="float" office:value="567.513937146841" calcext:value-type="float">
            <text:p>567.51</text:p>
          </table:table-cell>
          <table:table-cell table:formula="of:=[.D22]*(60/[.C22])" office:value-type="float" office:value="507.996237064911" calcext:value-type="float">
            <text:p>5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formula="of:=([.A23] - [.$A$7])+([.B23]/60)" office:value-type="float" office:value="18.9166666666667" calcext:value-type="float">
            <text:p>18.92</text:p>
          </table:table-cell>
          <table:table-cell table:style-name="ce23"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499.999999999999" calcext:value-type="float">
            <text:p>500.00</text:p>
          </table:table-cell>
          <table:table-cell table:formula="of:=AVERAGE([.F14:.$F23])" office:value-type="float" office:value="580.400535084985" calcext:value-type="float">
            <text:p>580.40</text:p>
          </table:table-cell>
          <table:table-cell table:formula="of:=[.D23]*(60/[.C23])" office:value-type="float" office:value="507.488986784141" calcext:value-type="float">
            <text:p>5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A24] - [.$A$7])+([.B24]/60)" office:value-type="float" office:value="20.4166666666667" calcext:value-type="float">
            <text:p>20.42</text:p>
          </table:table-cell>
          <table:table-cell table:style-name="ce23"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400" calcext:value-type="float">
            <text:p>400.00</text:p>
          </table:table-cell>
          <table:table-cell table:formula="of:=AVERAGE([.F15:.$F24])" office:value-type="float" office:value="559.383585932443" calcext:value-type="float">
            <text:p>559.38</text:p>
          </table:table-cell>
          <table:table-cell table:formula="of:=[.D24]*(60/[.C24])" office:value-type="float" office:value="499.591836734694" calcext:value-type="float">
            <text:p>5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([.A25] - [.$A$7])+([.B25]/60)" office:value-type="float" office:value="21.5833333333333" calcext:value-type="float">
            <text:p>21.58</text:p>
          </table:table-cell>
          <table:table-cell table:style-name="ce23"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514.285714285715" calcext:value-type="float">
            <text:p>514.29</text:p>
          </table:table-cell>
          <table:table-cell table:formula="of:=AVERAGE([.F16:.$F25])" office:value-type="float" office:value="565.24253710785" calcext:value-type="float">
            <text:p>565.24</text:p>
          </table:table-cell>
          <table:table-cell table:formula="of:=[.D25]*(60/[.C25])" office:value-type="float" office:value="500.3861003861" calcext:value-type="float">
            <text:p>5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([.A26] - [.$A$7])+([.B26]/60)" office:value-type="float" office:value="24.1666666666667" calcext:value-type="float">
            <text:p>24.17</text:p>
          </table:table-cell>
          <table:table-cell table:style-name="ce23"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232.258064516129" calcext:value-type="float">
            <text:p>232.26</text:p>
          </table:table-cell>
          <table:table-cell table:formula="of:=AVERAGE([.F17:.$F26])" office:value-type="float" office:value="528.468343559463" calcext:value-type="float">
            <text:p>528.47</text:p>
          </table:table-cell>
          <table:table-cell table:formula="of:=[.D26]*(60/[.C26])" office:value-type="float" office:value="471.724137931034" calcext:value-type="float">
            <text:p>4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([.A27] - [.$A$7])+([.B27]/60)" office:value-type="float" office:value="26.1" calcext:value-type="float">
            <text:p>26.10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310.344827586207" calcext:value-type="float">
            <text:p>310.34</text:p>
          </table:table-cell>
          <table:table-cell table:formula="of:=AVERAGE([.F18:.$F27])" office:value-type="float" office:value="512.134405265452" calcext:value-type="float">
            <text:p>512.13</text:p>
          </table:table-cell>
          <table:table-cell table:formula="of:=[.D27]*(60/[.C27])" office:value-type="float" office:value="459.770114942529" calcext:value-type="float">
            <text:p>46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A28] - [.$A$7])+([.B28]/60)" office:value-type="float" office:value="27.3666666666667" calcext:value-type="float">
            <text:p>27.37</text:p>
          </table:table-cell>
          <table:table-cell table:style-name="ce23"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473.684210526316" calcext:value-type="float">
            <text:p>473.68</text:p>
          </table:table-cell>
          <table:table-cell table:formula="of:=AVERAGE([.F19:.$F28])" office:value-type="float" office:value="532.637154676293" calcext:value-type="float">
            <text:p>532.64</text:p>
          </table:table-cell>
          <table:table-cell table:formula="of:=[.D28]*(60/[.C28])" office:value-type="float" office:value="460.41412911084" calcext:value-type="float">
            <text:p>46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([.A29] - [.$A$7])+([.B29]/60)" office:value-type="float" office:value="28.7166666666667" calcext:value-type="float">
            <text:p>28.72</text:p>
          </table:table-cell>
          <table:table-cell table:style-name="ce23"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444.444444444445" calcext:value-type="float">
            <text:p>444.44</text:p>
          </table:table-cell>
          <table:table-cell table:formula="of:=AVERAGE([.F20:.$F29])" office:value-type="float" office:value="537.951164338129" calcext:value-type="float">
            <text:p>537.95</text:p>
          </table:table-cell>
          <table:table-cell table:formula="of:=[.D29]*(60/[.C29])" office:value-type="float" office:value="459.663377829367" calcext:value-type="float">
            <text:p>46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([.A30] - [.$A$7])+([.B30]/60)" office:value-type="float" office:value="29.6333333333333" calcext:value-type="float">
            <text:p>29.63</text:p>
          </table:table-cell>
          <table:table-cell table:style-name="ce23"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654.545454545454" calcext:value-type="float">
            <text:p>654.55</text:p>
          </table:table-cell>
          <table:table-cell table:formula="of:=AVERAGE([.F21:.$F30])" office:value-type="float" office:value="513.405709792674" calcext:value-type="float">
            <text:p>513.41</text:p>
          </table:table-cell>
          <table:table-cell table:formula="of:=[.D30]*(60/[.C30])" office:value-type="float" office:value="465.691788526434" calcext:value-type="float">
            <text:p>46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([.A31] - [.$A$7])+([.B31]/60)" office:value-type="float" office:value="31.3333333333333" calcext:value-type="float">
            <text:p>31.33</text:p>
          </table:table-cell>
          <table:table-cell table:style-name="ce23"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352.941176470588" calcext:value-type="float">
            <text:p>352.94</text:p>
          </table:table-cell>
          <table:table-cell table:formula="of:=AVERAGE([.F22:.$F31])" office:value-type="float" office:value="508.250389237485" calcext:value-type="float">
            <text:p>508.25</text:p>
          </table:table-cell>
          <table:table-cell table:formula="of:=[.D31]*(60/[.C31])" office:value-type="float" office:value="459.574468085106" calcext:value-type="float">
            <text:p>4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([.A32] - [.$A$7])+([.B32]/60)" office:value-type="float" office:value="32.6666666666667" calcext:value-type="float">
            <text:p>32.67</text:p>
          </table:table-cell>
          <table:table-cell table:style-name="ce23"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450" calcext:value-type="float">
            <text:p>450.00</text:p>
          </table:table-cell>
          <table:table-cell table:formula="of:=AVERAGE([.F23:.$F32])" office:value-type="float" office:value="433.250389237485" calcext:value-type="float">
            <text:p>433.25</text:p>
          </table:table-cell>
          <table:table-cell table:formula="of:=[.D32]*(60/[.C32])" office:value-type="float" office:value="459.183673469388" calcext:value-type="float">
            <text:p>459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([.A33] - [.$A$7])+([.B33]/60)" office:value-type="float" office:value="33.55" calcext:value-type="float">
            <text:p>33.55</text:p>
          </table:table-cell>
          <table:table-cell table:style-name="ce23"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679.245283018868" calcext:value-type="float">
            <text:p>679.25</text:p>
          </table:table-cell>
          <table:table-cell table:formula="of:=AVERAGE([.F24:.$F33])" office:value-type="float" office:value="451.174917539372" calcext:value-type="float">
            <text:p>451.17</text:p>
          </table:table-cell>
          <table:table-cell table:formula="of:=[.D33]*(60/[.C33])" office:value-type="float" office:value="464.977645305514" calcext:value-type="float">
            <text:p>46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([.A34] - [.$A$7])+([.B34]/60)" office:value-type="float" office:value="34.8833333333333" calcext:value-type="float">
            <text:p>34.88</text:p>
          </table:table-cell>
          <table:table-cell table:style-name="ce23"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449.999999999999" calcext:value-type="float">
            <text:p>450.00</text:p>
          </table:table-cell>
          <table:table-cell table:formula="of:=AVERAGE([.F25:.$F34])" office:value-type="float" office:value="456.174917539372" calcext:value-type="float">
            <text:p>456.17</text:p>
          </table:table-cell>
          <table:table-cell table:formula="of:=[.D34]*(60/[.C34])" office:value-type="float" office:value="464.405160057334" calcext:value-type="float">
            <text:p>4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([.A35] - [.$A$7])+([.B35]/60)" office:value-type="float" office:value="36.0666666666667" calcext:value-type="float">
            <text:p>36.07</text:p>
          </table:table-cell>
          <table:table-cell table:style-name="ce23"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507.042253521125" calcext:value-type="float">
            <text:p>507.04</text:p>
          </table:table-cell>
          <table:table-cell table:formula="of:=AVERAGE([.F26:.$F35])" office:value-type="float" office:value="455.450571462913" calcext:value-type="float">
            <text:p>455.45</text:p>
          </table:table-cell>
          <table:table-cell table:formula="of:=[.D35]*(60/[.C35])" office:value-type="float" office:value="465.804066543438" calcext:value-type="float">
            <text:p>46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([.A36] - [.$A$7])+([.B36]/60)" office:value-type="float" office:value="37.65" calcext:value-type="float">
            <text:p>37.65</text:p>
          </table:table-cell>
          <table:table-cell table:style-name="ce23"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378.947368421054" calcext:value-type="float">
            <text:p>378.95</text:p>
          </table:table-cell>
          <table:table-cell table:formula="of:=AVERAGE([.F27:.$F36])" office:value-type="float" office:value="470.119501853406" calcext:value-type="float">
            <text:p>470.12</text:p>
          </table:table-cell>
          <table:table-cell table:formula="of:=[.D36]*(60/[.C36])" office:value-type="float" office:value="462.151394422311" calcext:value-type="float">
            <text:p>46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([.A37] - [.$A$7])+([.B37]/60)" office:value-type="float" office:value="38.8166666666667" calcext:value-type="float">
            <text:p>38.82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514.285714285712" calcext:value-type="float">
            <text:p>514.29</text:p>
          </table:table-cell>
          <table:table-cell table:formula="of:=AVERAGE([.F28:.$F37])" office:value-type="float" office:value="490.513590523356" calcext:value-type="float">
            <text:p>490.51</text:p>
          </table:table-cell>
          <table:table-cell table:formula="of:=[.D37]*(60/[.C37])" office:value-type="float" office:value="463.718334048948" calcext:value-type="float">
            <text:p>4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([.A38] - [.$A$7])+([.B38]/60)" office:value-type="float" office:value="41.1833333333333" calcext:value-type="float">
            <text:p>41.18</text:p>
          </table:table-cell>
          <table:table-cell table:style-name="ce23"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253.521126760564" calcext:value-type="float">
            <text:p>253.52</text:p>
          </table:table-cell>
          <table:table-cell table:formula="of:=AVERAGE([.F29:.$F38])" office:value-type="float" office:value="468.497282146781" calcext:value-type="float">
            <text:p>468.50</text:p>
          </table:table-cell>
          <table:table-cell table:formula="of:=[.D38]*(60/[.C38])" office:value-type="float" office:value="451.639012545528" calcext:value-type="float">
            <text:p>45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([.A39] - [.$A$7])+([.B39]/60)" office:value-type="float" office:value="42.8" calcext:value-type="float">
            <text:p>42.80</text:p>
          </table:table-cell>
          <table:table-cell table:style-name="ce23"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371.134020618557" calcext:value-type="float">
            <text:p>371.13</text:p>
          </table:table-cell>
          <table:table-cell table:formula="of:=AVERAGE([.F30:.$F39])" office:value-type="float" office:value="461.166239764192" calcext:value-type="float">
            <text:p>461.17</text:p>
          </table:table-cell>
          <table:table-cell table:formula="of:=[.D39]*(60/[.C39])" office:value-type="float" office:value="448.598130841122" calcext:value-type="float">
            <text:p>4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([.A40] - [.$A$7])+([.B40]/60)" office:value-type="float" office:value="44.7166666666667" calcext:value-type="float">
            <text:p>44.72</text:p>
          </table:table-cell>
          <table:table-cell table:style-name="ce23"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313.043478260869" calcext:value-type="float">
            <text:p>313.04</text:p>
          </table:table-cell>
          <table:table-cell table:formula="of:=AVERAGE([.F31:.$F40])" office:value-type="float" office:value="427.016042135734" calcext:value-type="float">
            <text:p>427.02</text:p>
          </table:table-cell>
          <table:table-cell table:formula="of:=[.D40]*(60/[.C40])" office:value-type="float" office:value="442.78792396571" calcext:value-type="float">
            <text:p>44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([.A41] - [.$A$7])+([.B41]/60)" office:value-type="float" office:value="46.1333333333333" calcext:value-type="float">
            <text:p>46.13</text:p>
          </table:table-cell>
          <table:table-cell table:style-name="ce23"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423.529411764707" calcext:value-type="float">
            <text:p>423.53</text:p>
          </table:table-cell>
          <table:table-cell table:formula="of:=AVERAGE([.F32:.$F41])" office:value-type="float" office:value="434.074865665145" calcext:value-type="float">
            <text:p>434.07</text:p>
          </table:table-cell>
          <table:table-cell table:formula="of:=[.D41]*(60/[.C41])" office:value-type="float" office:value="442.196531791908" calcext:value-type="float">
            <text:p>44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([.A42] - [.$A$7])+([.B42]/60)" office:value-type="float" office:value="48.9166666666667" calcext:value-type="float">
            <text:p>48.92</text:p>
          </table:table-cell>
          <table:table-cell table:style-name="ce23"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215.568862275449" calcext:value-type="float">
            <text:p>215.57</text:p>
          </table:table-cell>
          <table:table-cell table:formula="of:=AVERAGE([.F33:.$F42])" office:value-type="float" office:value="410.63175189269" calcext:value-type="float">
            <text:p>410.63</text:p>
          </table:table-cell>
          <table:table-cell table:formula="of:=[.D42]*(60/[.C42])" office:value-type="float" office:value="429.301533219762" calcext:value-type="float">
            <text:p>42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([.A43] - [.$A$7])+([.B43]/60)" office:value-type="float" office:value="49.4166666666667" calcext:value-type="float">
            <text:p>49.42</text:p>
          </table:table-cell>
          <table:table-cell table:style-name="ce23"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1200" calcext:value-type="float">
            <text:p>1200.00</text:p>
          </table:table-cell>
          <table:table-cell table:formula="of:=AVERAGE([.F34:.$F43])" office:value-type="float" office:value="462.707223590804" calcext:value-type="float">
            <text:p>462.71</text:p>
          </table:table-cell>
          <table:table-cell table:formula="of:=[.D43]*(60/[.C43])" office:value-type="float" office:value="437.099494097808" calcext:value-type="float">
            <text:p>43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([.A44] - [.$A$7])+([.B44]/60)" office:value-type="float" office:value="49.9166666666667" calcext:value-type="float">
            <text:p>49.92</text:p>
          </table:table-cell>
          <table:table-cell table:style-name="ce23"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1200" calcext:value-type="float">
            <text:p>1200.00</text:p>
          </table:table-cell>
          <table:table-cell table:formula="of:=AVERAGE([.F35:.$F44])" office:value-type="float" office:value="537.707223590804" calcext:value-type="float">
            <text:p>537.71</text:p>
          </table:table-cell>
          <table:table-cell table:formula="of:=[.D44]*(60/[.C44])" office:value-type="float" office:value="444.741235392321" calcext:value-type="float">
            <text:p>4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([.A45] - [.$A$7])+([.B45]/60)" office:value-type="float" office:value="50.8666666666667" calcext:value-type="float">
            <text:p>50.87</text:p>
          </table:table-cell>
          <table:table-cell table:style-name="ce23"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631.578947368419" calcext:value-type="float">
            <text:p>631.58</text:p>
          </table:table-cell>
          <table:table-cell table:formula="of:=AVERAGE([.F36:.$F45])" office:value-type="float" office:value="550.160892975533" calcext:value-type="float">
            <text:p>550.16</text:p>
          </table:table-cell>
          <table:table-cell table:formula="of:=[.D45]*(60/[.C45])" office:value-type="float" office:value="448.230668414155" calcext:value-type="float">
            <text:p>44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([.A46] - [.$A$7])+([.B46]/60)" office:value-type="float" office:value="51.8166666666667" calcext:value-type="float">
            <text:p>51.82</text:p>
          </table:table-cell>
          <table:table-cell table:style-name="ce23"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631.578947368419" calcext:value-type="float">
            <text:p>631.58</text:p>
          </table:table-cell>
          <table:table-cell table:formula="of:=AVERAGE([.F37:.$F46])" office:value-type="float" office:value="575.42405087027" calcext:value-type="float">
            <text:p>575.42</text:p>
          </table:table-cell>
          <table:table-cell table:formula="of:=[.D46]*(60/[.C46])" office:value-type="float" office:value="451.592151817305" calcext:value-type="float">
            <text:p>4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([.A47] - [.$A$7])+([.B47]/60)" office:value-type="float" office:value="53" calcext:value-type="float">
            <text:p>53.00</text:p>
          </table:table-cell>
          <table:table-cell table:style-name="ce23"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507.042253521128" calcext:value-type="float">
            <text:p>507.04</text:p>
          </table:table-cell>
          <table:table-cell table:formula="of:=AVERAGE([.F38:.$F47])" office:value-type="float" office:value="574.699704793811" calcext:value-type="float">
            <text:p>574.70</text:p>
          </table:table-cell>
          <table:table-cell table:formula="of:=[.D47]*(60/[.C47])" office:value-type="float" office:value="452.830188679245" calcext:value-type="float">
            <text:p>4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([.A48] - [.$A$7])+([.B48]/60)" office:value-type="float" office:value="54.6666666666667" calcext:value-type="float">
            <text:p>54.67</text:p>
          </table:table-cell>
          <table:table-cell table:style-name="ce23"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60" calcext:value-type="float">
            <text:p>360.00</text:p>
          </table:table-cell>
          <table:table-cell table:formula="of:=AVERAGE([.F39:.$F48])" office:value-type="float" office:value="585.347592117755" calcext:value-type="float">
            <text:p>585.35</text:p>
          </table:table-cell>
          <table:table-cell table:formula="of:=[.D48]*(60/[.C48]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formula="of:=([.A49] - [.$A$7])+([.B49]/60)" office:value-type="float" office:value="55.6166666666667" calcext:value-type="float">
            <text:p>55.62</text:p>
          </table:table-cell>
          <table:table-cell table:style-name="ce23"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631.578947368419" calcext:value-type="float">
            <text:p>631.58</text:p>
          </table:table-cell>
          <table:table-cell table:formula="of:=AVERAGE([.F40:.$F49])" office:value-type="float" office:value="611.392084792741" calcext:value-type="float">
            <text:p>611.39</text:p>
          </table:table-cell>
          <table:table-cell table:formula="of:=[.D49]*(60/[.C49])" office:value-type="float" office:value="453.101588252922" calcext:value-type="float">
            <text:p>45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([.A50] - [.$A$7])+([.B50]/60)" office:value-type="float" office:value="56.6666666666667" calcext:value-type="float">
            <text:p>56.67</text:p>
          </table:table-cell>
          <table:table-cell table:style-name="ce23"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571.428571428573" calcext:value-type="float">
            <text:p>571.43</text:p>
          </table:table-cell>
          <table:table-cell table:formula="of:=AVERAGE([.F41:.$F50])" office:value-type="float" office:value="637.230594109511" calcext:value-type="float">
            <text:p>637.23</text:p>
          </table:table-cell>
          <table:table-cell table:formula="of:=[.D50]*(60/[.C50])" office:value-type="float" office:value="455.294117647059" calcext:value-type="float">
            <text:p>45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([.A51] - [.$A$7])+([.B51]/60)" office:value-type="float" office:value="58" calcext:value-type="float">
            <text:p>58.00</text:p>
          </table:table-cell>
          <table:table-cell table:style-name="ce23"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449.999999999999" calcext:value-type="float">
            <text:p>450.00</text:p>
          </table:table-cell>
          <table:table-cell table:formula="of:=AVERAGE([.F42:.$F51])" office:value-type="float" office:value="639.877652933041" calcext:value-type="float">
            <text:p>639.88</text:p>
          </table:table-cell>
          <table:table-cell table:formula="of:=[.D51]*(60/[.C51])" office:value-type="float" office:value="455.172413793104" calcext:value-type="float">
            <text:p>45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([.A52] - [.$A$7])+([.B52]/60)" office:value-type="float" office:value="60.2" calcext:value-type="float">
            <text:p>60.20</text:p>
          </table:table-cell>
          <table:table-cell table:style-name="ce23"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272.727272727272" calcext:value-type="float">
            <text:p>272.73</text:p>
          </table:table-cell>
          <table:table-cell table:formula="of:=AVERAGE([.F43:.$F52])" office:value-type="float" office:value="645.593493978223" calcext:value-type="float">
            <text:p>645.59</text:p>
          </table:table-cell>
          <table:table-cell table:formula="of:=[.D52]*(60/[.C52])" office:value-type="float" office:value="448.504983388704" calcext:value-type="float">
            <text:p>44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([.A53] - [.$A$7])+([.B53]/60)" office:value-type="float" office:value="61.5333333333333" calcext:value-type="float">
            <text:p>61.53</text:p>
          </table:table-cell>
          <table:table-cell table:style-name="ce23"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450.000000000002" calcext:value-type="float">
            <text:p>450.00</text:p>
          </table:table-cell>
          <table:table-cell table:formula="of:=AVERAGE([.F44:.$F53])" office:value-type="float" office:value="570.593493978223" calcext:value-type="float">
            <text:p>570.59</text:p>
          </table:table-cell>
          <table:table-cell table:formula="of:=[.D53]*(60/[.C53])" office:value-type="float" office:value="448.537378114843" calcext:value-type="float">
            <text:p>44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([.A54] - [.$A$7])+([.B54]/60)" office:value-type="float" office:value="63.05" calcext:value-type="float">
            <text:p>63.05</text:p>
          </table:table-cell>
          <table:table-cell table:style-name="ce23"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395.604395604396" calcext:value-type="float">
            <text:p>395.60</text:p>
          </table:table-cell>
          <table:table-cell table:formula="of:=AVERAGE([.F45:.$F54])" office:value-type="float" office:value="490.153933538663" calcext:value-type="float">
            <text:p>490.15</text:p>
          </table:table-cell>
          <table:table-cell table:formula="of:=[.D54]*(60/[.C54])" office:value-type="float" office:value="447.264076130056" calcext:value-type="float">
            <text:p>44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formula="of:=([.A55] - [.$A$7])+([.B55]/60)" office:value-type="float" office:value="63.75" calcext:value-type="float">
            <text:p>63.75</text:p>
          </table:table-cell>
          <table:table-cell table:style-name="ce23"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857.142857142854" calcext:value-type="float">
            <text:p>857.14</text:p>
          </table:table-cell>
          <table:table-cell table:formula="of:=AVERAGE([.F46:.$F55])" office:value-type="float" office:value="512.710324516106" calcext:value-type="float">
            <text:p>512.71</text:p>
          </table:table-cell>
          <table:table-cell table:formula="of:=[.D55]*(60/[.C55])" office:value-type="float" office:value="451.764705882353" calcext:value-type="float">
            <text:p>45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([.A56] - [.$A$7])+([.B56]/60)" office:value-type="float" office:value="65.1666666666667" calcext:value-type="float">
            <text:p>65.17</text:p>
          </table:table-cell>
          <table:table-cell table:style-name="ce23"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423.529411764704" calcext:value-type="float">
            <text:p>423.53</text:p>
          </table:table-cell>
          <table:table-cell table:formula="of:=AVERAGE([.F47:.$F56])" office:value-type="float" office:value="491.905370955735" calcext:value-type="float">
            <text:p>491.91</text:p>
          </table:table-cell>
          <table:table-cell table:formula="of:=[.D56]*(60/[.C56])" office:value-type="float" office:value="451.150895140665" calcext:value-type="float">
            <text:p>4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([.A57] - [.$A$7])+([.B57]/60)" office:value-type="float" office:value="65.6166666666667" calcext:value-type="float">
            <text:p>65.62</text:p>
          </table:table-cell>
          <table:table-cell table:style-name="ce23"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1333.33333333337" calcext:value-type="float">
            <text:p>1333.33</text:p>
          </table:table-cell>
          <table:table-cell table:formula="of:=AVERAGE([.F48:.$F57])" office:value-type="float" office:value="574.534478936959" calcext:value-type="float">
            <text:p>574.53</text:p>
          </table:table-cell>
          <table:table-cell table:formula="of:=[.D57]*(60/[.C57])" office:value-type="float" office:value="457.200914401829" calcext:value-type="float">
            <text:p>45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([.A58] - [.$A$7])+([.B58]/60)" office:value-type="float" office:value="66" calcext:value-type="float">
            <text:p>66.00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1565.21739130432" calcext:value-type="float">
            <text:p>1565.22</text:p>
          </table:table-cell>
          <table:table-cell table:formula="of:=AVERAGE([.F49:.$F58])" office:value-type="float" office:value="695.056218067391" calcext:value-type="float">
            <text:p>695.06</text:p>
          </table:table-cell>
          <table:table-cell table:formula="of:=[.D58]*(60/[.C58])" office:value-type="float" office:value="463.636363636364" calcext:value-type="float">
            <text:p>46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formula="of:=([.A59] - [.$A$7])+([.B59]/60)" office:value-type="float" office:value="67.6666666666667" calcext:value-type="float">
            <text:p>67.6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359.999999999999" calcext:value-type="float">
            <text:p>360.00</text:p>
          </table:table-cell>
          <table:table-cell table:formula="of:=AVERAGE([.F50:.$F59])" office:value-type="float" office:value="667.898323330549" calcext:value-type="float">
            <text:p>667.90</text:p>
          </table:table-cell>
          <table:table-cell table:formula="of:=[.D59]*(60/[.C59])" office:value-type="float" office:value="461.083743842365" calcext:value-type="float">
            <text:p>4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([.A60] - [.$A$7])+([.B60]/60)" office:value-type="float" office:value="68.8333333333333" calcext:value-type="float">
            <text:p>68.83</text:p>
          </table:table-cell>
          <table:table-cell table:style-name="ce23" office:value-type="float" office:value="530" calcext:value-type="float">
            <text:p>530</text:p>
          </table:table-cell>
          <table:table-cell/>
          <table:table-cell table:formula="of:=([.D60]-[.D59])*60/([.C60]-[.C59])" office:value-type="float" office:value="514.285714285718" calcext:value-type="float">
            <text:p>514.29</text:p>
          </table:table-cell>
          <table:table-cell table:formula="of:=AVERAGE([.F51:.$F60])" office:value-type="float" office:value="662.184037616263" calcext:value-type="float">
            <text:p>662.18</text:p>
          </table:table-cell>
          <table:table-cell table:formula="of:=[.D60]*(60/[.C60])" office:value-type="float" office:value="461.985472154964" calcext:value-type="float">
            <text:p>46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([.A61] - [.$A$7])+([.B61]/60)" office:value-type="float" office:value="71.3333333333333" calcext:value-type="float">
            <text:p>71.33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D61]-[.D60])*60/([.C61]-[.C60])" office:value-type="float" office:value="240" calcext:value-type="float">
            <text:p>240.00</text:p>
          </table:table-cell>
          <table:table-cell table:formula="of:=AVERAGE([.F52:.$F61])" office:value-type="float" office:value="641.184037616263" calcext:value-type="float">
            <text:p>641.18</text:p>
          </table:table-cell>
          <table:table-cell table:formula="of:=[.D61]*(60/[.C61])" office:value-type="float" office:value="454.205607476636" calcext:value-type="float">
            <text:p>45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formula="of:=([.A62] - [.$A$7])+([.B62]/60)" office:value-type="float" office:value="72.7666666666667" calcext:value-type="float">
            <text:p>72.77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D62]-[.D61])*60/([.C62]-[.C61])" office:value-type="float" office:value="418.60465116279" calcext:value-type="float">
            <text:p>418.60</text:p>
          </table:table-cell>
          <table:table-cell table:formula="of:=AVERAGE([.F53:.$F62])" office:value-type="float" office:value="655.771775459815" calcext:value-type="float">
            <text:p>655.77</text:p>
          </table:table-cell>
          <table:table-cell table:formula="of:=[.D62]*(60/[.C62])" office:value-type="float" office:value="453.504351809437" calcext:value-type="float">
            <text:p>4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([.A63] - [.$A$7])+([.B63]/60)" office:value-type="float" office:value="74.05" calcext:value-type="float">
            <text:p>74.0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D63]-[.D62])*60/([.C63]-[.C62])" office:value-type="float" office:value="467.532467532468" calcext:value-type="float">
            <text:p>467.53</text:p>
          </table:table-cell>
          <table:table-cell table:formula="of:=AVERAGE([.F54:.$F63])" office:value-type="float" office:value="657.525022213062" calcext:value-type="float">
            <text:p>657.53</text:p>
          </table:table-cell>
          <table:table-cell table:formula="of:=[.D63]*(60/[.C63])" office:value-type="float" office:value="453.747467927076" calcext:value-type="float">
            <text:p>45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([.A64] - [.$A$7])+([.B64]/60)" office:value-type="float" office:value="75.5333333333333" calcext:value-type="float">
            <text:p>75.53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D64]-[.D63])*60/([.C64]-[.C63])" office:value-type="float" office:value="404.494382022472" calcext:value-type="float">
            <text:p>404.49</text:p>
          </table:table-cell>
          <table:table-cell table:formula="of:=AVERAGE([.F55:.$F64])" office:value-type="float" office:value="658.414020854869" calcext:value-type="float">
            <text:p>658.41</text:p>
          </table:table-cell>
          <table:table-cell table:formula="of:=[.D64]*(60/[.C64])" office:value-type="float" office:value="452.780229479259" calcext:value-type="float">
            <text:p>45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formula="of:=([.A65] - [.$A$7])+([.B65]/60)" office:value-type="float" office:value="76.5" calcext:value-type="float">
            <text:p>76.50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D65]-[.D64])*60/([.C65]-[.C64])" office:value-type="float" office:value="620.689655172413" calcext:value-type="float">
            <text:p>620.69</text:p>
          </table:table-cell>
          <table:table-cell table:formula="of:=AVERAGE([.F56:.$F65])" office:value-type="float" office:value="634.768700657825" calcext:value-type="float">
            <text:p>634.77</text:p>
          </table:table-cell>
          <table:table-cell table:formula="of:=[.D65]*(60/[.C65])" office:value-type="float" office:value="454.901960784314" calcext:value-type="float">
            <text:p>45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([.A66] - [.$A$7])+([.B66]/60)" office:value-type="float" office:value="78" calcext:value-type="float">
            <text:p>78.00</text:p>
          </table:table-cell>
          <table:table-cell table:style-name="ce23" office:value-type="float" office:value="590" calcext:value-type="float">
            <text:p>590</text:p>
          </table:table-cell>
          <table:table-cell/>
          <table:table-cell table:formula="of:=([.D66]-[.D65])*60/([.C66]-[.C65])" office:value-type="float" office:value="400" calcext:value-type="float">
            <text:p>400.00</text:p>
          </table:table-cell>
          <table:table-cell table:formula="of:=AVERAGE([.F57:.$F66])" office:value-type="float" office:value="632.415759481355" calcext:value-type="float">
            <text:p>632.42</text:p>
          </table:table-cell>
          <table:table-cell table:formula="of:=[.D66]*(60/[.C66])" office:value-type="float" office:value="453.846153846154" calcext:value-type="float">
            <text:p>45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([.A67] - [.$A$7])+([.B67]/60)" office:value-type="float" office:value="78.5833333333333" calcext:value-type="float">
            <text:p>78.5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D67]-[.D66])*60/([.C67]-[.C66])" office:value-type="float" office:value="1028.57142857144" calcext:value-type="float">
            <text:p>1028.57</text:p>
          </table:table-cell>
          <table:table-cell table:formula="of:=AVERAGE([.F58:.$F67])" office:value-type="float" office:value="601.939569005162" calcext:value-type="float">
            <text:p>601.94</text:p>
          </table:table-cell>
          <table:table-cell table:formula="of:=[.D67]*(60/[.C67])" office:value-type="float" office:value="458.112407211029" calcext:value-type="float">
            <text:p>4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formula="of:=([.A68] - [.$A$7])+([.B68]/60)" office:value-type="float" office:value="79.8833333333333" calcext:value-type="float">
            <text:p>79.8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([.D68]-[.D67])*60/([.C68]-[.C67])" office:value-type="float" office:value="461.538461538458" calcext:value-type="float">
            <text:p>461.54</text:p>
          </table:table-cell>
          <table:table-cell table:formula="of:=AVERAGE([.F59:.$F68])" office:value-type="float" office:value="491.571676028575" calcext:value-type="float">
            <text:p>491.57</text:p>
          </table:table-cell>
          <table:table-cell table:formula="of:=[.D68]*(60/[.C68])" office:value-type="float" office:value="458.168161902775" calcext:value-type="float">
            <text:p>4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([.A69] - [.$A$7])+([.B69]/60)" office:value-type="float" office:value="80.3333333333333" calcext:value-type="float">
            <text:p>80.33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([.D69]-[.D68])*60/([.C69]-[.C68])" office:value-type="float" office:value="1333.33333333337" calcext:value-type="float">
            <text:p>1333.33</text:p>
          </table:table-cell>
          <table:table-cell table:formula="of:=AVERAGE([.F60:.$F69])" office:value-type="float" office:value="588.905009361912" calcext:value-type="float">
            <text:p>588.91</text:p>
          </table:table-cell>
          <table:table-cell table:formula="of:=[.D69]*(60/[.C69])" office:value-type="float" office:value="463.070539419087" calcext:value-type="float">
            <text:p>46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formula="of:=([.A70] - [.$A$7])+([.B70]/60)" office:value-type="float" office:value="81.8666666666667" calcext:value-type="float">
            <text:p>81.8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[.D70]-[.D69])*60/([.C70]-[.C69])" office:value-type="float" office:value="391.304347826087" calcext:value-type="float">
            <text:p>391.30</text:p>
          </table:table-cell>
          <table:table-cell table:formula="of:=AVERAGE([.F61:.$F70])" office:value-type="float" office:value="576.606872715949" calcext:value-type="float">
            <text:p>576.61</text:p>
          </table:table-cell>
          <table:table-cell table:formula="of:=[.D70]*(60/[.C70])" office:value-type="float" office:value="461.726384364821" calcext:value-type="float">
            <text:p>4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([.A71] - [.$A$7])+([.B71]/60)" office:value-type="float" office:value="83" calcext:value-type="float">
            <text:p>83.0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D71]-[.D70])*60/([.C71]-[.C70])" office:value-type="float" office:value="529.411764705879" calcext:value-type="float">
            <text:p>529.41</text:p>
          </table:table-cell>
          <table:table-cell table:formula="of:=AVERAGE([.F62:.$F71])" office:value-type="float" office:value="605.548049186537" calcext:value-type="float">
            <text:p>605.55</text:p>
          </table:table-cell>
          <table:table-cell table:formula="of:=[.D71]*(60/[.C71])" office:value-type="float" office:value="462.650602409639" calcext:value-type="float">
            <text:p>46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([.A72] - [.$A$7])+([.B72]/60)" office:value-type="float" office:value="84.15" calcext:value-type="float">
            <text:p>84.1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[.D72]-[.D71])*60/([.C72]-[.C71])" office:value-type="float" office:value="521.73913043478" calcext:value-type="float">
            <text:p>521.74</text:p>
          </table:table-cell>
          <table:table-cell table:formula="of:=AVERAGE([.F63:.$F72])" office:value-type="float" office:value="615.861497113736" calcext:value-type="float">
            <text:p>615.86</text:p>
          </table:table-cell>
          <table:table-cell table:formula="of:=[.D72]*(60/[.C72])" office:value-type="float" office:value="463.458110516934" calcext:value-type="float">
            <text:p>46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([.A73] - [.$A$7])+([.B73]/60)" office:value-type="float" office:value="85.3" calcext:value-type="float">
            <text:p>85.30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([.D73]-[.D72])*60/([.C73]-[.C72])" office:value-type="float" office:value="521.739130434787" calcext:value-type="float">
            <text:p>521.74</text:p>
          </table:table-cell>
          <table:table-cell table:formula="of:=AVERAGE([.F64:.$F73])" office:value-type="float" office:value="621.282163403968" calcext:value-type="float">
            <text:p>621.28</text:p>
          </table:table-cell>
          <table:table-cell table:formula="of:=[.D73]*(60/[.C73])" office:value-type="float" office:value="464.243845252052" calcext:value-type="float">
            <text:p>46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table:formula="of:=([.A74] - [.$A$7])+([.B74]/60)" office:value-type="float" office:value="86.3166666666667" calcext:value-type="float">
            <text:p>86.32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([.D74]-[.D73])*60/([.C74]-[.C73])" office:value-type="float" office:value="590.16393442623" calcext:value-type="float">
            <text:p>590.16</text:p>
          </table:table-cell>
          <table:table-cell table:formula="of:=AVERAGE([.F65:.$F74])" office:value-type="float" office:value="639.849118644344" calcext:value-type="float">
            <text:p>639.85</text:p>
          </table:table-cell>
          <table:table-cell table:formula="of:=[.D74]*(60/[.C74])" office:value-type="float" office:value="465.726974319367" calcext:value-type="float">
            <text:p>466</text:p>
          </table:table-cell>
          <table:table-cell/>
        </table:table-row>
        <table:table-row table:style-name="ro1">
          <table:table-cell table:number-columns-repeated="2"/>
          <table:table-cell table:formula="of:=([.A75] - [.$A$7])+([.B75]/60)" office:value-type="float" office:value="0" calcext:value-type="float">
            <text:p>0.0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([.D75]-[.D74])*60/([.C75]-[.C74])" office:value-type="float" office:value="-6.95114887043831" calcext:value-type="float">
            <text:p>-6.95</text:p>
          </table:table-cell>
          <table:table-cell table:formula="of:=AVERAGE([.F66:.$F75])" office:value-type="float" office:value="577.085038240059" calcext:value-type="float">
            <text:p>577.09</text:p>
          </table:table-cell>
          <table:table-cell table:formula="of:=[.D75]*(60/[.C7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6] - [.$A$7])+([.B76]/60)" office:value-type="float" office:value="0" calcext:value-type="float">
            <text:p>0.00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([.D76]-[.D75])*60/([.C76]-[.C75])" office:value-type="string" office:string-value="" calcext:value-type="error">
            <text:p>#DIV/0!</text:p>
          </table:table-cell>
          <table:table-cell table:formula="of:=AVERAGE([.F67:.$F76])" office:value-type="string" office:string-value="" calcext:value-type="error">
            <text:p>#DIV/0!</text:p>
          </table:table-cell>
          <table:table-cell table:formula="of:=[.D76]*(60/[.C7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7] - [.$A$7])+([.B77]/60)" office:value-type="float" office:value="0" calcext:value-type="float">
            <text:p>0.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([.D77]-[.D76])*60/([.C77]-[.C76])" office:value-type="string" office:string-value="" calcext:value-type="error">
            <text:p>#DIV/0!</text:p>
          </table:table-cell>
          <table:table-cell table:formula="of:=AVERAGE([.F68:.$F77])" office:value-type="string" office:string-value="" calcext:value-type="error">
            <text:p>#DIV/0!</text:p>
          </table:table-cell>
          <table:table-cell table:formula="of:=[.D77]*(60/[.C7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8] - [.$A$7])+([.B78]/60)" office:value-type="float" office:value="0" calcext:value-type="float">
            <text:p>0.00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([.D78]-[.D77])*60/([.C78]-[.C77])" office:value-type="string" office:string-value="" calcext:value-type="error">
            <text:p>#DIV/0!</text:p>
          </table:table-cell>
          <table:table-cell table:formula="of:=AVERAGE([.F69:.$F78])" office:value-type="string" office:string-value="" calcext:value-type="error">
            <text:p>#DIV/0!</text:p>
          </table:table-cell>
          <table:table-cell table:formula="of:=[.D78]*(60/[.C7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9] - [.$A$7])+([.B79]/60)" office:value-type="float" office:value="0" calcext:value-type="float">
            <text:p>0.0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D79]-[.D78])*60/([.C79]-[.C78])" office:value-type="string" office:string-value="" calcext:value-type="error">
            <text:p>#DIV/0!</text:p>
          </table:table-cell>
          <table:table-cell table:formula="of:=AVERAGE([.F70:.$F79])" office:value-type="string" office:string-value="" calcext:value-type="error">
            <text:p>#DIV/0!</text:p>
          </table:table-cell>
          <table:table-cell table:formula="of:=[.D79]*(60/[.C7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0] - [.$A$7])+([.B80]/60)" office:value-type="float" office:value="0" calcext:value-type="float">
            <text:p>0.00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([.D80]-[.D79])*60/([.C80]-[.C79])" office:value-type="string" office:string-value="" calcext:value-type="error">
            <text:p>#DIV/0!</text:p>
          </table:table-cell>
          <table:table-cell table:formula="of:=AVERAGE([.F71:.$F80])" office:value-type="string" office:string-value="" calcext:value-type="error">
            <text:p>#DIV/0!</text:p>
          </table:table-cell>
          <table:table-cell table:formula="of:=[.D80]*(60/[.C8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1] - [.$A$7])+([.B81]/60)" office:value-type="float" office:value="0" calcext:value-type="float">
            <text:p>0.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D81]-[.D80])*60/([.C81]-[.C80])" office:value-type="string" office:string-value="" calcext:value-type="error">
            <text:p>#DIV/0!</text:p>
          </table:table-cell>
          <table:table-cell table:formula="of:=AVERAGE([.F72:.$F81])" office:value-type="string" office:string-value="" calcext:value-type="error">
            <text:p>#DIV/0!</text:p>
          </table:table-cell>
          <table:table-cell table:formula="of:=[.D81]*(60/[.C8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2] - [.$A$7])+([.B82]/60)" office:value-type="float" office:value="0" calcext:value-type="float">
            <text:p>0.0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D82]-[.D81])*60/([.C82]-[.C81])" office:value-type="string" office:string-value="" calcext:value-type="error">
            <text:p>#DIV/0!</text:p>
          </table:table-cell>
          <table:table-cell table:formula="of:=AVERAGE([.F73:.$F82])" office:value-type="string" office:string-value="" calcext:value-type="error">
            <text:p>#DIV/0!</text:p>
          </table:table-cell>
          <table:table-cell table:formula="of:=[.D82]*(60/[.C8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3] - [.$A$7])+([.B83]/60)" office:value-type="float" office:value="0" calcext:value-type="float">
            <text:p>0.00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([.D83]-[.D82])*60/([.C83]-[.C82])" office:value-type="string" office:string-value="" calcext:value-type="error">
            <text:p>#DIV/0!</text:p>
          </table:table-cell>
          <table:table-cell table:formula="of:=AVERAGE([.F74:.$F83])" office:value-type="string" office:string-value="" calcext:value-type="error">
            <text:p>#DIV/0!</text:p>
          </table:table-cell>
          <table:table-cell table:formula="of:=[.D83]*(60/[.C8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4] - [.$A$7])+([.B84]/60)" office:value-type="float" office:value="0" calcext:value-type="float">
            <text:p>0.00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([.D84]-[.D83])*60/([.C84]-[.C83])" office:value-type="string" office:string-value="" calcext:value-type="error">
            <text:p>#DIV/0!</text:p>
          </table:table-cell>
          <table:table-cell table:formula="of:=AVERAGE([.F75:.$F84])" office:value-type="string" office:string-value="" calcext:value-type="error">
            <text:p>#DIV/0!</text:p>
          </table:table-cell>
          <table:table-cell table:formula="of:=[.D84]*(60/[.C8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5] - [.$A$7])+([.B85]/60)" office:value-type="float" office:value="0" calcext:value-type="float">
            <text:p>0.00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D85]-[.D84])*60/([.C85]-[.C84])" office:value-type="string" office:string-value="" calcext:value-type="error">
            <text:p>#DIV/0!</text:p>
          </table:table-cell>
          <table:table-cell table:formula="of:=AVERAGE([.F76:.$F85])" office:value-type="string" office:string-value="" calcext:value-type="error">
            <text:p>#DIV/0!</text:p>
          </table:table-cell>
          <table:table-cell table:formula="of:=[.D85]*(60/[.C8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6] - [.$A$7])+([.B86]/60)" office:value-type="float" office:value="0" calcext:value-type="float">
            <text:p>0.00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D86]-[.D85])*60/([.C86]-[.C85])" office:value-type="string" office:string-value="" calcext:value-type="error">
            <text:p>#DIV/0!</text:p>
          </table:table-cell>
          <table:table-cell table:formula="of:=AVERAGE([.F77:.$F86])" office:value-type="string" office:string-value="" calcext:value-type="error">
            <text:p>#DIV/0!</text:p>
          </table:table-cell>
          <table:table-cell table:formula="of:=[.D86]*(60/[.C8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7] - [.$A$7])+([.B87]/60)" office:value-type="float" office:value="0" calcext:value-type="float">
            <text:p>0.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([.D87]-[.D86])*60/([.C87]-[.C86])" office:value-type="string" office:string-value="" calcext:value-type="error">
            <text:p>#DIV/0!</text:p>
          </table:table-cell>
          <table:table-cell table:formula="of:=AVERAGE([.F78:.$F87])" office:value-type="string" office:string-value="" calcext:value-type="error">
            <text:p>#DIV/0!</text:p>
          </table:table-cell>
          <table:table-cell table:formula="of:=[.D87]*(60/[.C8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8] - [.$A$7])+([.B88]/60)" office:value-type="float" office:value="0" calcext:value-type="float">
            <text:p>0.00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([.D88]-[.D87])*60/([.C88]-[.C87])" office:value-type="string" office:string-value="" calcext:value-type="error">
            <text:p>#DIV/0!</text:p>
          </table:table-cell>
          <table:table-cell table:formula="of:=AVERAGE([.F79:.$F88])" office:value-type="string" office:string-value="" calcext:value-type="error">
            <text:p>#DIV/0!</text:p>
          </table:table-cell>
          <table:table-cell table:formula="of:=[.D88]*(60/[.C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9] - [.$A$7])+([.B89]/60)" office:value-type="float" office:value="0" calcext:value-type="float">
            <text:p>0.00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([.D89]-[.D88])*60/([.C89]-[.C88])" office:value-type="string" office:string-value="" calcext:value-type="error">
            <text:p>#DIV/0!</text:p>
          </table:table-cell>
          <table:table-cell table:formula="of:=AVERAGE([.F80:.$F89])" office:value-type="string" office:string-value="" calcext:value-type="error">
            <text:p>#DIV/0!</text:p>
          </table:table-cell>
          <table:table-cell table:formula="of:=[.D89]*(60/[.C8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0] - [.$A$7])+([.B90]/60)" office:value-type="float" office:value="0" calcext:value-type="float">
            <text:p>0.00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([.D90]-[.D89])*60/([.C90]-[.C89])" office:value-type="string" office:string-value="" calcext:value-type="error">
            <text:p>#DIV/0!</text:p>
          </table:table-cell>
          <table:table-cell table:formula="of:=AVERAGE([.F81:.$F90])" office:value-type="string" office:string-value="" calcext:value-type="error">
            <text:p>#DIV/0!</text:p>
          </table:table-cell>
          <table:table-cell table:formula="of:=[.D90]*(60/[.C9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1] - [.$A$7])+([.B91]/60)" office:value-type="float" office:value="0" calcext:value-type="float">
            <text:p>0.00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([.D91]-[.D90])*60/([.C91]-[.C90])" office:value-type="string" office:string-value="" calcext:value-type="error">
            <text:p>#DIV/0!</text:p>
          </table:table-cell>
          <table:table-cell table:formula="of:=AVERAGE([.F82:.$F91])" office:value-type="string" office:string-value="" calcext:value-type="error">
            <text:p>#DIV/0!</text:p>
          </table:table-cell>
          <table:table-cell table:formula="of:=[.D91]*(60/[.C9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2] - [.$A$7])+([.B92]/60)" office:value-type="float" office:value="0" calcext:value-type="float">
            <text:p>0.0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([.D92]-[.D91])*60/([.C92]-[.C91])" office:value-type="string" office:string-value="" calcext:value-type="error">
            <text:p>#DIV/0!</text:p>
          </table:table-cell>
          <table:table-cell table:formula="of:=AVERAGE([.F83:.$F92])" office:value-type="string" office:string-value="" calcext:value-type="error">
            <text:p>#DIV/0!</text:p>
          </table:table-cell>
          <table:table-cell table:formula="of:=[.D92]*(60/[.C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3] - [.$A$7])+([.B93]/60)" office:value-type="float" office:value="0" calcext:value-type="float">
            <text:p>0.00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([.D93]-[.D92])*60/([.C93]-[.C92])" office:value-type="string" office:string-value="" calcext:value-type="error">
            <text:p>#DIV/0!</text:p>
          </table:table-cell>
          <table:table-cell table:formula="of:=AVERAGE([.F84:.$F93])" office:value-type="string" office:string-value="" calcext:value-type="error">
            <text:p>#DIV/0!</text:p>
          </table:table-cell>
          <table:table-cell table:formula="of:=[.D93]*(60/[.C9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4] - [.$A$7])+([.B94]/60)" office:value-type="float" office:value="0" calcext:value-type="float">
            <text:p>0.00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([.D94]-[.D93])*60/([.C94]-[.C93])" office:value-type="string" office:string-value="" calcext:value-type="error">
            <text:p>#DIV/0!</text:p>
          </table:table-cell>
          <table:table-cell table:formula="of:=AVERAGE([.F85:.$F94])" office:value-type="string" office:string-value="" calcext:value-type="error">
            <text:p>#DIV/0!</text:p>
          </table:table-cell>
          <table:table-cell table:formula="of:=[.D94]*(60/[.C9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5] - [.$A$7])+([.B95]/60)" office:value-type="float" office:value="0" calcext:value-type="float">
            <text:p>0.00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([.D95]-[.D94])*60/([.C95]-[.C94])" office:value-type="string" office:string-value="" calcext:value-type="error">
            <text:p>#DIV/0!</text:p>
          </table:table-cell>
          <table:table-cell table:formula="of:=AVERAGE([.F86:.$F95])" office:value-type="string" office:string-value="" calcext:value-type="error">
            <text:p>#DIV/0!</text:p>
          </table:table-cell>
          <table:table-cell table:formula="of:=[.D95]*(60/[.C9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6] - [.$A$7])+([.B96]/60)" office:value-type="float" office:value="0" calcext:value-type="float">
            <text:p>0.00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([.D96]-[.D95])*60/([.C96]-[.C95])" office:value-type="string" office:string-value="" calcext:value-type="error">
            <text:p>#DIV/0!</text:p>
          </table:table-cell>
          <table:table-cell table:formula="of:=AVERAGE([.F87:.$F96])" office:value-type="string" office:string-value="" calcext:value-type="error">
            <text:p>#DIV/0!</text:p>
          </table:table-cell>
          <table:table-cell table:formula="of:=[.D96]*(60/[.C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7] - [.$A$7])+([.B97]/60)" office:value-type="float" office:value="0" calcext:value-type="float">
            <text:p>0.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([.D97]-[.D96])*60/([.C97]-[.C96])" office:value-type="string" office:string-value="" calcext:value-type="error">
            <text:p>#DIV/0!</text:p>
          </table:table-cell>
          <table:table-cell table:formula="of:=AVERAGE([.F88:.$F97])" office:value-type="string" office:string-value="" calcext:value-type="error">
            <text:p>#DIV/0!</text:p>
          </table:table-cell>
          <table:table-cell table:formula="of:=[.D97]*(60/[.C9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8] - [.$A$7])+([.B98]/60)" office:value-type="float" office:value="0" calcext:value-type="float">
            <text:p>0.00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([.D98]-[.D97])*60/([.C98]-[.C97])" office:value-type="string" office:string-value="" calcext:value-type="error">
            <text:p>#DIV/0!</text:p>
          </table:table-cell>
          <table:table-cell table:formula="of:=AVERAGE([.F89:.$F98])" office:value-type="string" office:string-value="" calcext:value-type="error">
            <text:p>#DIV/0!</text:p>
          </table:table-cell>
          <table:table-cell table:formula="of:=[.D98]*(60/[.C9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9] - [.$A$7])+([.B99]/60)" office:value-type="float" office:value="0" calcext:value-type="float">
            <text:p>0.00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([.D99]-[.D98])*60/([.C99]-[.C98])" office:value-type="string" office:string-value="" calcext:value-type="error">
            <text:p>#DIV/0!</text:p>
          </table:table-cell>
          <table:table-cell table:formula="of:=AVERAGE([.F90:.$F99])" office:value-type="string" office:string-value="" calcext:value-type="error">
            <text:p>#DIV/0!</text:p>
          </table:table-cell>
          <table:table-cell table:formula="of:=[.D99]*(60/[.C9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0] - [.$A$7])+([.B100]/60)" office:value-type="float" office:value="0" calcext:value-type="float">
            <text:p>0.00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([.D100]-[.D99])*60/([.C100]-[.C99])" office:value-type="string" office:string-value="" calcext:value-type="error">
            <text:p>#DIV/0!</text:p>
          </table:table-cell>
          <table:table-cell table:formula="of:=AVERAGE([.F91:.$F100])" office:value-type="string" office:string-value="" calcext:value-type="error">
            <text:p>#DIV/0!</text:p>
          </table:table-cell>
          <table:table-cell table:formula="of:=[.D100]*(60/[.C10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1] - [.$A$7])+([.B101]/60)" office:value-type="float" office:value="0" calcext:value-type="float">
            <text:p>0.00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([.D101]-[.D100])*60/([.C101]-[.C100])" office:value-type="string" office:string-value="" calcext:value-type="error">
            <text:p>#DIV/0!</text:p>
          </table:table-cell>
          <table:table-cell table:formula="of:=AVERAGE([.F92:.$F101])" office:value-type="string" office:string-value="" calcext:value-type="error">
            <text:p>#DIV/0!</text:p>
          </table:table-cell>
          <table:table-cell table:formula="of:=[.D101]*(60/[.C10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2] - [.$A$7])+([.B102]/60)" office:value-type="float" office:value="0" calcext:value-type="float">
            <text:p>0.0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([.D102]-[.D101])*60/([.C102]-[.C101])" office:value-type="string" office:string-value="" calcext:value-type="error">
            <text:p>#DIV/0!</text:p>
          </table:table-cell>
          <table:table-cell table:formula="of:=AVERAGE([.F93:.$F102])" office:value-type="string" office:string-value="" calcext:value-type="error">
            <text:p>#DIV/0!</text:p>
          </table:table-cell>
          <table:table-cell table:formula="of:=[.D102]*(60/[.C10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3] - [.$A$7])+([.B103]/60)" office:value-type="float" office:value="0" calcext:value-type="float">
            <text:p>0.00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([.D103]-[.D102])*60/([.C103]-[.C102])" office:value-type="string" office:string-value="" calcext:value-type="error">
            <text:p>#DIV/0!</text:p>
          </table:table-cell>
          <table:table-cell table:formula="of:=AVERAGE([.F94:.$F103])" office:value-type="string" office:string-value="" calcext:value-type="error">
            <text:p>#DIV/0!</text:p>
          </table:table-cell>
          <table:table-cell table:formula="of:=[.D103]*(60/[.C10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4] - [.$A$7])+([.B104]/60)" office:value-type="float" office:value="0" calcext:value-type="float">
            <text:p>0.00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([.D104]-[.D103])*60/([.C104]-[.C103])" office:value-type="string" office:string-value="" calcext:value-type="error">
            <text:p>#DIV/0!</text:p>
          </table:table-cell>
          <table:table-cell table:formula="of:=AVERAGE([.F95:.$F104])" office:value-type="string" office:string-value="" calcext:value-type="error">
            <text:p>#DIV/0!</text:p>
          </table:table-cell>
          <table:table-cell table:formula="of:=[.D104]*(60/[.C10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table:number-columns-repeated="2"/>
          <table:table-cell table:formula="of:=([.A105] - [.$A$7])+([.B105]/60)" office:value-type="float" office:value="0" calcext:value-type="float">
            <text:p>0.00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([.D105]-[.D104])*60/([.C105]-[.C104])" office:value-type="string" office:string-value="" calcext:value-type="error">
            <text:p>#DIV/0!</text:p>
          </table:table-cell>
          <table:table-cell table:formula="of:=AVERAGE([.F96:.$F105])" office:value-type="string" office:string-value="" calcext:value-type="error">
            <text:p>#DIV/0!</text:p>
          </table:table-cell>
          <table:table-cell table:formula="of:=[.D105]*(60/[.C10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table:number-columns-repeated="2"/>
          <table:table-cell table:formula="of:=([.A106] - [.$A$7])+([.B106]/60)" office:value-type="float" office:value="0" calcext:value-type="float">
            <text:p>0.00</text:p>
          </table:table-cell>
          <table:table-cell office:value-type="float" office:value="990" calcext:value-type="float">
            <text:p>990</text:p>
          </table:table-cell>
          <table:table-cell table:style-name="ce27"/>
          <table:table-cell table:formula="of:=([.D106]-[.D105])*60/([.C106]-[.C105])" office:value-type="string" office:string-value="" calcext:value-type="error">
            <text:p>#DIV/0!</text:p>
          </table:table-cell>
          <table:table-cell table:formula="of:=AVERAGE([.F97:.$F106])" office:value-type="string" office:string-value="" calcext:value-type="error">
            <text:p>#DIV/0!</text:p>
          </table:table-cell>
          <table:table-cell table:formula="of:=[.D106]*(60/[.C10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table:number-columns-repeated="2"/>
          <table:table-cell table:formula="of:=([.A107] - [.$A$7])+([.B107]/60)" office:value-type="float" office:value="0" calcext:value-type="float">
            <text:p>0.00</text:p>
          </table:table-cell>
          <table:table-cell office:value-type="float" office:value="1000" calcext:value-type="float">
            <text:p>1000</text:p>
          </table:table-cell>
          <table:table-cell table:style-name="ce27"/>
          <table:table-cell table:formula="of:=([.D107]-[.D106])*60/([.C107]-[.C106])" office:value-type="string" office:string-value="" calcext:value-type="error">
            <text:p>#DIV/0!</text:p>
          </table:table-cell>
          <table:table-cell table:formula="of:=AVERAGE([.F98:.$F107])" office:value-type="string" office:string-value="" calcext:value-type="error">
            <text:p>#DIV/0!</text:p>
          </table:table-cell>
          <table:table-cell table:formula="of:=[.D107]*(60/[.C10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table:number-columns-repeated="2"/>
          <table:table-cell table:formula="of:=([.A108] - [.$A$7])+([.B108]/60)" office:value-type="float" office:value="0" calcext:value-type="float">
            <text:p>0.00</text:p>
          </table:table-cell>
          <table:table-cell office:value-type="float" office:value="1010" calcext:value-type="float">
            <text:p>1010</text:p>
          </table:table-cell>
          <table:table-cell table:style-name="ce27"/>
          <table:table-cell table:formula="of:=([.D108]-[.D107])*60/([.C108]-[.C107])" office:value-type="string" office:string-value="" calcext:value-type="error">
            <text:p>#DIV/0!</text:p>
          </table:table-cell>
          <table:table-cell table:formula="of:=AVERAGE([.F99:.$F108])" office:value-type="string" office:string-value="" calcext:value-type="error">
            <text:p>#DIV/0!</text:p>
          </table:table-cell>
          <table:table-cell table:formula="of:=[.D108]*(60/[.C10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9] - [.$A$7])+([.B109]/60)" office:value-type="float" office:value="0" calcext:value-type="float">
            <text:p>0.00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 table:number-rows-repeated="7">
          <table:table-cell table:style-name="Default" table:number-columns-repeated="2"/>
          <table:table-cell/>
          <table:table-cell table:style-name="ce23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139]-[.E138])*([.D139]-[.D138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69.51mm" svg:height="169.46mm" svg:x="48.95mm" svg:y="6.37mm">
            <draw:object draw:notify-on-update-of-ranges="'Traffic Flow Readings'.C7:'Traffic Flow Readings'.C108 'Traffic Flow Readings'.F3:'Traffic Flow Readings'.F3 'Traffic Flow Readings'.F7:'Traffic Flow Readings'.F108 'Traffic Flow Readings'.C7:'Traffic Flow Readings'.C108 'Traffic Flow Readings'.G3:'Traffic Flow Readings'.G3 'Traffic Flow Readings'.G7:'Traffic Flow Readings'.G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49.5mm" svg:y="180.35mm">
            <draw:object draw:notify-on-update-of-ranges="'Traffic Flow Readings'.F3:'Traffic Flow Readings'.F3 'Traffic Flow Readings'.F6:'Traffic Flow Readings'.F108 'Traffic Flow Readings'.H3:'Traffic Flow Readings'.H3 'Traffic Flow Readings'.H6:'Traffic Flow Readings'.H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1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8:20:25.16056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9T20:14:46.014022050</dc:date>
    <meta:editing-duration>PT5H11M20S</meta:editing-duration>
    <meta:editing-cycles>48</meta:editing-cycles>
    <meta:generator>LibreOffice/6.1.4.2$Linux_X86_64 LibreOffice_project/10$Build-2</meta:generator>
    <meta:document-statistic meta:table-count="2" meta:cell-count="6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4.611cm" svg:y="0.523cm" chart:style-name="ch2">
          <text:p>Vehicles per Hour - OL3   Oldham Test Site - Pre-Rush Our 16:30 to to 6:30pm 19/2/2019</text:p>
        </chart:title>
        <chart:subtitle svg:x="10.934cm" svg:y="1.689cm" chart:style-name="ch3">
          <text:p>10 vehicle interval, for 1 hour.</text:p>
        </chart:subtitle>
        <chart:legend svg:x="4.519cm" svg:y="2.372cm" style:legend-expansion="custom" chartooo:width="6.856cm" chartooo:height="4.179cm" style:legend-expansion-aspect-ratio="1.64058387173965" chart:style-name="ch4"/>
        <chart:plot-area chart:style-name="ch5" table:cell-range-address="'Traffic Flow Readings'.F3:'Traffic Flow Readings'.F3 'Traffic Flow Readings'.F6:'Traffic Flow Readings'.F108 'Traffic Flow Readings'.H3:'Traffic Flow Readings'.H3 'Traffic Flow Readings'.H6:'Traffic Flow Readings'.H108" chart:data-source-has-labels="row" svg:x="1.552cm" svg:y="2.759cm" svg:width="24.97cm" svg:height="15.237cm">
          <chartooo:coordinate-region svg:x="2.359cm" svg:y="2.88cm" svg:width="23.837cm" svg:height="14.114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108" chart:label-cell-address="'Traffic Flow Readings'.F3:'Traffic Flow Readings'.F3" chart:class="chart:line">
            <chart:data-point chart:repeated="103"/>
          </chart:series>
          <chart:series chart:style-name="ch12" chart:values-cell-range-address="'Traffic Flow Readings'.H6:'Traffic Flow Readings'.H108" chart:label-cell-address="'Traffic Flow Readings'.H3:'Traffic Flow Readings'.H3" chart:class="chart:line">
            <chart:data-point chart:repeated="1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108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93.150684931507">
                <text:p>493.150684931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0.689655172414">
                <text:p>620.689655172414</text:p>
              </table:table-cell>
              <table:table-cell office:value-type="float" office:value="529.411764705882">
                <text:p>529.411764705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45.454545454545">
                <text:p>545.45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7.209302325582">
                <text:p>837.209302325582</text:p>
              </table:table-cell>
              <table:table-cell office:value-type="float" office:value="586.319218241042">
                <text:p>586.319218241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534.653465346535">
                <text:p>534.653465346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.169491525424">
                <text:p>610.169491525424</text:p>
              </table:table-cell>
              <table:table-cell office:value-type="float" office:value="544.276457883369">
                <text:p>544.276457883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531.365313653136">
                <text:p>531.365313653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538.205980066445">
                <text:p>538.205980066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30.973451327434">
                <text:p>530.97345132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.656716417911">
                <text:p>268.656716417911</text:p>
              </table:table-cell>
              <table:table-cell office:value-type="float" office:value="487.68472906404">
                <text:p>487.68472906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77.87610619469">
                <text:p>477.87610619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495.762711864407">
                <text:p>495.762711864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87.899322362052">
                <text:p>487.899322362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507.996237064911">
                <text:p>507.996237064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507.488986784141">
                <text:p>507.488986784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499.591836734694">
                <text:p>499.591836734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4.285714285715">
                <text:p>514.285714285715</text:p>
              </table:table-cell>
              <table:table-cell office:value-type="float" office:value="500.3861003861">
                <text:p>500.3861003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2.258064516129">
                <text:p>232.258064516129</text:p>
              </table:table-cell>
              <table:table-cell office:value-type="float" office:value="471.724137931034">
                <text:p>471.724137931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459.770114942529">
                <text:p>459.770114942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60.41412911084">
                <text:p>460.41412911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459.663377829367">
                <text:p>459.663377829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4.545454545454">
                <text:p>654.545454545454</text:p>
              </table:table-cell>
              <table:table-cell office:value-type="float" office:value="465.691788526434">
                <text:p>465.691788526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459.574468085106">
                <text:p>459.574468085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0">
                <text:p>450</text:p>
              </table:table-cell>
              <table:table-cell office:value-type="float" office:value="459.183673469388">
                <text:p>459.183673469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464.977645305514">
                <text:p>464.977645305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464.405160057334">
                <text:p>464.405160057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465.804066543438">
                <text:p>465.804066543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8.947368421054">
                <text:p>378.947368421054</text:p>
              </table:table-cell>
              <table:table-cell office:value-type="float" office:value="462.151394422311">
                <text:p>462.151394422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4.285714285712">
                <text:p>514.285714285712</text:p>
              </table:table-cell>
              <table:table-cell office:value-type="float" office:value="463.718334048948">
                <text:p>463.718334048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451.639012545528">
                <text:p>451.639012545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448.598130841122">
                <text:p>448.598130841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442.78792396571">
                <text:p>442.78792396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442.196531791908">
                <text:p>442.196531791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.568862275449">
                <text:p>215.568862275449</text:p>
              </table:table-cell>
              <table:table-cell office:value-type="float" office:value="429.301533219762">
                <text:p>429.301533219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0">
                <text:p>1200</text:p>
              </table:table-cell>
              <table:table-cell office:value-type="float" office:value="437.099494097808">
                <text:p>437.099494097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0">
                <text:p>1200</text:p>
              </table:table-cell>
              <table:table-cell office:value-type="float" office:value="444.741235392321">
                <text:p>444.741235392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448.230668414155">
                <text:p>448.230668414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451.592151817305">
                <text:p>451.592151817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452.830188679245">
                <text:p>452.830188679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453.101588252922">
                <text:p>453.101588252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455.294117647059">
                <text:p>455.29411764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455.172413793104">
                <text:p>455.172413793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.727272727272">
                <text:p>272.727272727272</text:p>
              </table:table-cell>
              <table:table-cell office:value-type="float" office:value="448.504983388704">
                <text:p>448.504983388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0.000000000002">
                <text:p>450.000000000002</text:p>
              </table:table-cell>
              <table:table-cell office:value-type="float" office:value="448.537378114843">
                <text:p>448.537378114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47.264076130056">
                <text:p>447.2640761300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7.142857142854">
                <text:p>857.142857142854</text:p>
              </table:table-cell>
              <table:table-cell office:value-type="float" office:value="451.764705882353">
                <text:p>451.764705882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51.150895140665">
                <text:p>451.150895140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457.200914401829">
                <text:p>457.200914401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5.21739130432">
                <text:p>1565.21739130432</text:p>
              </table:table-cell>
              <table:table-cell office:value-type="float" office:value="463.636363636364">
                <text:p>463.636363636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9.999999999999">
                <text:p>359.999999999999</text:p>
              </table:table-cell>
              <table:table-cell office:value-type="float" office:value="461.083743842365">
                <text:p>461.0837438423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4.285714285718">
                <text:p>514.285714285718</text:p>
              </table:table-cell>
              <table:table-cell office:value-type="float" office:value="461.985472154964">
                <text:p>461.985472154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454.205607476636">
                <text:p>454.2056074766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53.504351809437">
                <text:p>453.504351809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453.747467927076">
                <text:p>453.747467927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52.780229479259">
                <text:p>452.780229479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454.901960784314">
                <text:p>454.901960784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">
                <text:p>400</text:p>
              </table:table-cell>
              <table:table-cell office:value-type="float" office:value="453.846153846154">
                <text:p>453.8461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8.57142857144">
                <text:p>1028.57142857144</text:p>
              </table:table-cell>
              <table:table-cell office:value-type="float" office:value="458.112407211029">
                <text:p>458.112407211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1.538461538458">
                <text:p>461.538461538458</text:p>
              </table:table-cell>
              <table:table-cell office:value-type="float" office:value="458.168161902775">
                <text:p>458.168161902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463.070539419087">
                <text:p>463.070539419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61.726384364821">
                <text:p>461.726384364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.411764705879">
                <text:p>529.411764705879</text:p>
              </table:table-cell>
              <table:table-cell office:value-type="float" office:value="462.650602409639">
                <text:p>462.650602409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463.458110516934">
                <text:p>463.458110516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1.739130434787">
                <text:p>521.739130434787</text:p>
              </table:table-cell>
              <table:table-cell office:value-type="float" office:value="464.243845252052">
                <text:p>464.24384525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465.726974319367">
                <text:p>465.726974319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95114887043831">
                <text:p>-6.951148870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1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2cm" svg:height="16.947cm" xlink:href=".." xlink:type="simple" chart:class="chart:scatter" chart:style-name="ch1">
        <chart:title svg:x="11.594cm" svg:y="0.474cm" chart:style-name="ch2">
          <text:p>Vehicles Per Hour</text:p>
        </chart:title>
        <chart:subtitle svg:x="7.982cm" svg:y="1.591cm" chart:style-name="ch3">
          <text:p>Oldham Test Site - Pre-Rush Our 16:30 to to 6:30pm 19/2/2019
</text:p>
        </chart:subtitle>
        <chart:legend svg:x="5.673cm" svg:y="3.509cm" style:legend-expansion="custom" chartooo:width="6.486cm" chartooo:height="2.043cm" style:legend-expansion-aspect-ratio="3.17474302496329" chart:style-name="ch4"/>
        <chart:plot-area chart:style-name="ch5" table:cell-range-address="'Traffic Flow Readings'.C7:'Traffic Flow Readings'.C108 'Traffic Flow Readings'.F3:'Traffic Flow Readings'.G3 'Traffic Flow Readings'.F7:'Traffic Flow Readings'.G108" chart:data-source-has-labels="row" svg:x="1.55cm" svg:y="3.062cm" svg:width="24.863cm" svg:height="12.566cm">
          <chartooo:coordinate-region svg:x="2.833cm" svg:y="3.261cm" svg:width="22.877cm" svg:height="11.72cm"/>
          <chart:axis chart:dimension="x" chart:name="primary-x" chart:style-name="ch6">
            <chart:title svg:x="13.183cm" svg:y="15.966cm" chart:style-name="ch7">
              <text:p>Time Mins</text:p>
            </chart:title>
          </chart:axis>
          <chart:axis chart:dimension="y" chart:name="primary-y" chart:style-name="ch8">
            <chart:title svg:x="0.451cm" svg:y="10.699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108" chart:label-cell-address="'Traffic Flow Readings'.F3:'Traffic Flow Readings'.F3" chart:class="chart:scatter">
            <chart:domain table:cell-range-address="'Traffic Flow Readings'.C7:'Traffic Flow Readings'.C108"/>
            <chart:data-point chart:repeated="102"/>
          </chart:series>
          <chart:series chart:style-name="ch12" chart:values-cell-range-address="'Traffic Flow Readings'.G7:'Traffic Flow Readings'.G108" chart:label-cell-address="'Traffic Flow Readings'.G3:'Traffic Flow Readings'.G3" chart:class="chart:scatter">
            <chart:data-point chart:repeated="1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108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108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">
                <text:p>3.4</text:p>
              </table:table-cell>
              <table:table-cell office:value-type="float" office:value="620.689655172414">
                <text:p>620.68965517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">
                <text:p>4.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1666666666667">
                <text:p>5.11666666666667</text:p>
              </table:table-cell>
              <table:table-cell office:value-type="float" office:value="837.209302325582">
                <text:p>837.209302325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3333333333333">
                <text:p>6.73333333333333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1666666666667">
                <text:p>7.71666666666667</text:p>
              </table:table-cell>
              <table:table-cell office:value-type="float" office:value="610.169491525424">
                <text:p>610.169491525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3333333333333">
                <text:p>9.03333333333333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333333333333">
                <text:p>10.033333333333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56.687348099054">
                <text:p>556.687348099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5333333333333">
                <text:p>13.5333333333333</text:p>
              </table:table-cell>
              <table:table-cell office:value-type="float" office:value="268.656716417911">
                <text:p>268.656716417911</text:p>
              </table:table-cell>
              <table:table-cell office:value-type="float" office:value="528.168404356229">
                <text:p>528.16840435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666666666667">
                <text:p>15.066666666666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522.854394694394">
                <text:p>522.854394694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7333333333333">
                <text:p>15.7333333333333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550.785429177152">
                <text:p>550.785429177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2166666666667">
                <text:p>17.2166666666667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531.234867379399">
                <text:p>531.234867379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7166666666667">
                <text:p>17.7166666666667</text:p>
              </table:table-cell>
              <table:table-cell office:value-type="float" office:value="1200">
                <text:p>1200</text:p>
              </table:table-cell>
              <table:table-cell office:value-type="float" office:value="567.513937146841">
                <text:p>567.513937146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580.400535084985">
                <text:p>580.400535084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0">
                <text:p>400</text:p>
              </table:table-cell>
              <table:table-cell office:value-type="float" office:value="559.383585932443">
                <text:p>559.383585932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5833333333333">
                <text:p>21.5833333333333</text:p>
              </table:table-cell>
              <table:table-cell office:value-type="float" office:value="514.285714285715">
                <text:p>514.285714285715</text:p>
              </table:table-cell>
              <table:table-cell office:value-type="float" office:value="565.24253710785">
                <text:p>565.24253710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232.258064516129">
                <text:p>232.258064516129</text:p>
              </table:table-cell>
              <table:table-cell office:value-type="float" office:value="528.468343559463">
                <text:p>528.468343559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1">
                <text:p>26.1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512.134405265452">
                <text:p>512.134405265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3666666666667">
                <text:p>27.3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32.637154676293">
                <text:p>532.637154676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7166666666667">
                <text:p>28.7166666666667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537.951164338129">
                <text:p>537.951164338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6333333333333">
                <text:p>29.6333333333333</text:p>
              </table:table-cell>
              <table:table-cell office:value-type="float" office:value="654.545454545454">
                <text:p>654.545454545454</text:p>
              </table:table-cell>
              <table:table-cell office:value-type="float" office:value="513.405709792674">
                <text:p>513.405709792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508.250389237485">
                <text:p>508.250389237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450">
                <text:p>450</text:p>
              </table:table-cell>
              <table:table-cell office:value-type="float" office:value="433.250389237485">
                <text:p>433.250389237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55">
                <text:p>33.55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451.174917539372">
                <text:p>451.174917539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8833333333333">
                <text:p>34.8833333333333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456.174917539372">
                <text:p>456.174917539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0666666666667">
                <text:p>36.0666666666667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455.450571462913">
                <text:p>455.450571462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65">
                <text:p>37.65</text:p>
              </table:table-cell>
              <table:table-cell office:value-type="float" office:value="378.947368421054">
                <text:p>378.947368421054</text:p>
              </table:table-cell>
              <table:table-cell office:value-type="float" office:value="470.119501853406">
                <text:p>470.119501853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8166666666667">
                <text:p>38.8166666666667</text:p>
              </table:table-cell>
              <table:table-cell office:value-type="float" office:value="514.285714285712">
                <text:p>514.285714285712</text:p>
              </table:table-cell>
              <table:table-cell office:value-type="float" office:value="490.513590523356">
                <text:p>490.513590523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1833333333333">
                <text:p>41.1833333333333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468.497282146781">
                <text:p>468.497282146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8">
                <text:p>42.8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461.166239764192">
                <text:p>461.166239764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7166666666667">
                <text:p>44.7166666666667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427.016042135734">
                <text:p>427.016042135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1333333333333">
                <text:p>46.1333333333333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434.074865665145">
                <text:p>434.074865665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9166666666667">
                <text:p>48.9166666666667</text:p>
              </table:table-cell>
              <table:table-cell office:value-type="float" office:value="215.568862275449">
                <text:p>215.568862275449</text:p>
              </table:table-cell>
              <table:table-cell office:value-type="float" office:value="410.63175189269">
                <text:p>410.63175189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1200">
                <text:p>1200</text:p>
              </table:table-cell>
              <table:table-cell office:value-type="float" office:value="462.707223590804">
                <text:p>462.707223590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1200">
                <text:p>1200</text:p>
              </table:table-cell>
              <table:table-cell office:value-type="float" office:value="537.707223590804">
                <text:p>537.707223590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8666666666667">
                <text:p>50.8666666666667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550.160892975533">
                <text:p>550.160892975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166666666667">
                <text:p>51.8166666666667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575.42405087027">
                <text:p>575.42405087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574.699704793811">
                <text:p>574.699704793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360">
                <text:p>360</text:p>
              </table:table-cell>
              <table:table-cell office:value-type="float" office:value="585.347592117755">
                <text:p>585.347592117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.6166666666667">
                <text:p>55.6166666666667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611.392084792741">
                <text:p>611.392084792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637.230594109511">
                <text:p>637.230594109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639.877652933041">
                <text:p>639.877652933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2">
                <text:p>60.2</text:p>
              </table:table-cell>
              <table:table-cell office:value-type="float" office:value="272.727272727272">
                <text:p>272.727272727272</text:p>
              </table:table-cell>
              <table:table-cell office:value-type="float" office:value="645.593493978223">
                <text:p>645.5934939782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.5333333333333">
                <text:p>61.5333333333333</text:p>
              </table:table-cell>
              <table:table-cell office:value-type="float" office:value="450.000000000002">
                <text:p>450.000000000002</text:p>
              </table:table-cell>
              <table:table-cell office:value-type="float" office:value="570.593493978223">
                <text:p>570.593493978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.05">
                <text:p>63.05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90.153933538663">
                <text:p>490.1539335386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.75">
                <text:p>63.75</text:p>
              </table:table-cell>
              <table:table-cell office:value-type="float" office:value="857.142857142854">
                <text:p>857.142857142854</text:p>
              </table:table-cell>
              <table:table-cell office:value-type="float" office:value="512.710324516106">
                <text:p>512.710324516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91.905370955735">
                <text:p>491.905370955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.6166666666667">
                <text:p>65.6166666666667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574.534478936959">
                <text:p>574.534478936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1565.21739130432">
                <text:p>1565.21739130432</text:p>
              </table:table-cell>
              <table:table-cell office:value-type="float" office:value="695.056218067391">
                <text:p>695.056218067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359.999999999999">
                <text:p>359.999999999999</text:p>
              </table:table-cell>
              <table:table-cell office:value-type="float" office:value="667.898323330549">
                <text:p>667.898323330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514.285714285718">
                <text:p>514.285714285718</text:p>
              </table:table-cell>
              <table:table-cell office:value-type="float" office:value="662.184037616263">
                <text:p>662.184037616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240">
                <text:p>240</text:p>
              </table:table-cell>
              <table:table-cell office:value-type="float" office:value="641.184037616263">
                <text:p>641.184037616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7666666666667">
                <text:p>72.7666666666667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655.771775459815">
                <text:p>655.771775459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05">
                <text:p>74.05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657.525022213062">
                <text:p>657.525022213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5333333333333">
                <text:p>75.5333333333333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658.414020854869">
                <text:p>658.41402085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5">
                <text:p>76.5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634.768700657825">
                <text:p>634.768700657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400">
                <text:p>400</text:p>
              </table:table-cell>
              <table:table-cell office:value-type="float" office:value="632.415759481355">
                <text:p>632.415759481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5833333333333">
                <text:p>78.5833333333333</text:p>
              </table:table-cell>
              <table:table-cell office:value-type="float" office:value="1028.57142857144">
                <text:p>1028.57142857144</text:p>
              </table:table-cell>
              <table:table-cell office:value-type="float" office:value="601.939569005162">
                <text:p>601.939569005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8833333333333">
                <text:p>79.8833333333333</text:p>
              </table:table-cell>
              <table:table-cell office:value-type="float" office:value="461.538461538458">
                <text:p>461.538461538458</text:p>
              </table:table-cell>
              <table:table-cell office:value-type="float" office:value="491.571676028575">
                <text:p>491.571676028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588.905009361912">
                <text:p>588.905009361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8666666666667">
                <text:p>81.866666666666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576.606872715949">
                <text:p>576.606872715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">
                <text:p>83</text:p>
              </table:table-cell>
              <table:table-cell office:value-type="float" office:value="529.411764705879">
                <text:p>529.411764705879</text:p>
              </table:table-cell>
              <table:table-cell office:value-type="float" office:value="605.548049186537">
                <text:p>605.548049186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15">
                <text:p>84.15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615.861497113736">
                <text:p>615.8614971137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3">
                <text:p>85.3</text:p>
              </table:table-cell>
              <table:table-cell office:value-type="float" office:value="521.739130434787">
                <text:p>521.739130434787</text:p>
              </table:table-cell>
              <table:table-cell office:value-type="float" office:value="621.282163403968">
                <text:p>621.282163403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3166666666667">
                <text:p>86.3166666666667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639.849118644344">
                <text:p>639.849118644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6.95114887043831">
                <text:p>-6.95114887043831</text:p>
              </table:table-cell>
              <table:table-cell office:value-type="float" office:value="577.085038240059">
                <text:p>577.085038240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